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language="fr" fo:country="FR" style:font-size-asian="8pt" style:font-size-complex="8pt"/>
    </style:style>
    <style:style style:name="T1" style:family="text">
      <style:text-properties officeooo:rsid="001c7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HISTOIRE______________________________________________________________________</text:p>
      <text:p text:style-name="P1"/>
      <text:p text:style-name="P1"/>
      <text:p text:style-name="P1"/>
      <text:p text:style-name="P1"/>
      <text:p text:style-name="P1"><text:tab/>&gt;&gt; LIENS</text:p>
      <text:p text:style-name="P1"/>
      <text:p text:style-name="P1"><text:tab/><text:tab/>- Crash Course: Computer Science [Early Computing &amp; Electronic Computing] :</text:p>
      <text:p text:style-name="P1"><text:tab/><text:tab/><text:tab/>https://www.youtube.com/watch?v=O5nskjZ_GoI</text:p>
      <text:p text:style-name="P1"><text:tab/><text:tab/><text:tab/>https://www.youtube.com/watch?v=LN0ucKNX0hc</text:p>
      <text:p text:style-name="P1"/>
      <text:p text:style-name="P1"><text:tab/><text:tab/>- ColdFusion - Intel - From Inventors of the CPU to Laughing Stock [Part 1 &amp; 2] :</text:p>
      <text:p text:style-name="P1"><text:tab/><text:tab/><text:tab/>https://www.youtube.com/watch?v=JH2nXMv6yZI</text:p>
      <text:p text:style-name="P1"><text:tab/><text:tab/><text:tab/>https://www.youtube.com/watch?v=LoTx9LQIKEA</text:p>
      <text:p text:style-name="P1"/>
      <text:p text:style-name="P1"/>
      <text:p text:style-name="P1"><text:tab/>&gt;&gt; MACHINES</text:p>
      <text:p text:style-name="P1"/>
      <text:p text:style-name="P1"><text:tab/><text:tab/>- Outils anciens :</text:p>
      <text:p text:style-name="P1"><text:tab/><text:tab/><text:tab/>Boulier (Mésopotamie - 2500 BC), Astrolabe (Calcul de latitude en mer), Règle à calcul (Inventée vers 1625, peu <text:tab/><text:tab/><text:tab/>après la publication de John Napier sur le concept de Logarithme), etc...</text:p>
      <text:p text:style-name="P1"/>
      <text:p text:style-name="P1"><text:tab/><text:tab/>- Calculatrice mécanique :</text:p>
      <text:p text:style-name="P1"><text:tab/><text:tab/><text:tab/>Invention de Gottfried Wilhelm Leibniz (1694). Fonctionnait comme un compteur kilométrique de voiture où chaque <text:tab/><text:tab/><text:tab/>rouage à dents correspondait à une puissance de 10). Si un engrenage était tourné plus de 9 fois (grâce à une <text:tab/><text:tab/><text:tab/><text:tab/>manivelle), il revenait alors à 0 et l'engrenage adjacent avançait d'un cran. Marchait aussi avec les soustractions, les <text:tab/><text:tab/><text:tab/>multiplications et les divisions</text:p>
      <text:p text:style-name="P1"/>
      <text:p text:style-name="P1"><text:tab/><text:tab/>- Machine à différences &amp; Machine analytique :</text:p>
      <text:p text:style-name="P1"><text:tab/><text:tab/><text:tab/>Inventées (mais non terminées) par Charles Babbage (début du 19e siècle). La machine à différences était capable de </text:p>
      <text:p text:style-name="P1"><text:tab/><text:tab/><text:tab/>tabuler des fonctions polynôme. La machine analytique était quand à elle plus complexe et avancée. Elle incorporait <text:tab/><text:tab/><text:tab/>une unité arithmétique et logique (UAL ou ALU en anglais), une structure de contrôle sous forme de branchements <text:tab/><text:tab/><text:tab/>conditionnels et de boucles, et une mémoire intégrée. Cela en faisait la première conception d'ordinateur polyvalent <text:tab/><text:tab/><text:tab/>pouvant être considérée comme étant "Turing-complete". En d'autres termes, sa structure logique était <text:tab/><text:tab/><text:tab/><text:tab/>essentiellement la même que celle des <text:span text:style-name="T1">ordinateurs</text:span> de l'ère électronique. Ada Lovelace fut la première personne à <text:tab/><text:tab/><text:tab/>proposer des programmes hypothétiques pour cette machine</text:p>
      <text:p text:style-name="P1"/>
      <text:p text:style-name="P1"><text:tab/><text:tab/>- Tabulatrice :</text:p>
      <text:p text:style-name="P1"><text:tab/><text:tab/><text:tab/>Machine <text:span text:style-name="T1">électromécanique</text:span> inventée par Herman Hollerith et utilisée pour recenser la population des Etats-Unis à </text:p>
      <text:p text:style-name="P1"><text:tab/><text:tab/><text:tab/>la fin du 19e siècle. Pour compter, elle utilisait les systèmes <text:span text:style-name="T1">mécaniques</text:span> traditionnels de Leibniz mais ces derniers <text:tab/><text:tab/><text:tab/>étaient couplés de composants électriques. L'utilisation de cartes perforées et de mercure permettait de faire passer <text:tab/><text:tab/><text:tab/>ou non du courant, chaque perforation sur une carte correspondant à une certaine donnée (âge, statut marital, etc...). <text:tab/><text:tab/><text:tab/>Une fois la carte passée dans la tabulatrice, une donnée perforée incrémentait ainsi l'engrenage correspondant au <text:tab/><text:tab/><text:tab/>total de cette dernière. Hollerith fut aussi le fondateur de la "Tabulating Machine Company" qui devint en 1924 IBM <text:tab/><text:tab/><text:tab/>(l'"International Business Machines Corporation")</text:p>
      <text:p text:style-name="P1"/>
      <text:p text:style-name="P1"><text:tab/><text:tab/>- Harvard Mark I :</text:p>
      <text:p text:style-name="P1"><text:tab/><text:tab/><text:tab/>L'un des plus grands <text:span text:style-name="T1">ordinateurs</text:span> <text:span text:style-name="T1">électromécaniques</text:span> jamais construits, utilisé pour faire des test de simulation <text:tab/><text:tab/><text:tab/><text:tab/>pour le "Manhattan Project". Fonctionnait à base de relais électromécaniques qui s'ouvraient ou se fermaient grâce à <text:tab/><text:tab/><text:tab/>des aimants. Dans les années 1940, un bon relai était capable de changer d'état (ouvert/fermé) 50 fois par seconde <text:tab/><text:tab/><text:tab/>environ. Cela permettait de faire 3 additions ou <text:span text:style-name="T1">soustractions</text:span> par seconde, une multiplication toutes les 6 secondes et <text:tab/><text:tab/><text:tab/>une division toutes les 15 secondes. Une fonction trigonométrique quand à elle pouvait prendre jusqu'à plus d'une <text:tab/><text:tab/><text:tab/>minute. Les composants se dégradaient aussi relativement vite et devaient être changés <text:span text:style-name="T1">fréquemment.</text:span> A cause de leur <text:tab/><text:tab/><text:tab/>taille et de la chaleur qu'elles émettaient, ces grandes machines électro-méchaniques attiraient les insectes, d'où le <text:tab/><text:tab/><text:tab/>terme "bug" utilisé à chaque fois que l'on rencontre un problème en informatique aujourd'hui</text:p>
      <text:p text:style-name="P1"/>
      <text:p text:style-name="P1"><text:tab/><text:tab/>- Colossus MK 1 :</text:p>
      <text:p text:style-name="P1"><text:tab/><text:tab/><text:tab/>Conçu par Tommy Flowers, il s'agit du premier ordinnateur électronique programmable numérique. Au lieu d'utiliser </text:p>
      <text:p text:style-name="P1"><text:tab/><text:tab/><text:tab/>des relais électromécaniques, cette machine était équipée de tubes électroniques (ou tubes à vide) qui permettaient de <text:tab/><text:tab/><text:tab/>changer d'état (ouvert/fermé) 1000 fois par secondes environ. Ces tubes étaient plus fiables et solides mais aussi <text:tab/><text:tab/><text:tab/>beaucoup plus coûteux. Dans le but de configurer la machine afin qu'elle puisse effectuer les bonnes opérations, des <text:tab/><text:tab/><text:tab/>centaines de fils devaient être branchés à des tableaux de connexion, un peu comme sur un standard téléphonique de <text:tab/><text:tab/><text:tab/>l'époque. Donc, bien que "programmable", cet appareil devait tout de même être configuré en avance avant d'être <text:tab/><text:tab/><text:tab/>capable d'entreprendre un calcul spécifique</text:p>
      <text:p text:style-name="P1"/>
      <text:p text:style-name="P1"><text:tab/><text:tab/>- ENIAC :</text:p>
      <text:p text:style-name="P1"><text:tab/><text:tab/><text:tab/>Premier ordinateur électronique programmable, numérique et polyvalent. Pouvant faire jusqu'à 5000 additions ou </text:p>
      <text:p text:style-name="P1"><text:tab/><text:tab/><text:tab/>soustractions par seconde. Opérationnelle pendant environ 10 ans, on estime que cette machine a fait plus <text:tab/><text:tab/><text:tab/><text:tab/>d'arithmétique au cours de son éxistence que la totalité de l'humanité avant ça</text:p>
      <text:p text:style-name="P1"/>
      <text:p text:style-name="P1"><text:tab/><text:tab/>- IBM 608 :</text:p>
      <text:p text:style-name="P1"><text:tab/><text:tab/><text:tab/>En 1947 vu l'apparition d'une nouvelle invention toujours utilisée aujourd'hui: le transistor. Tel un relai ou tube </text:p>
      <text:p text:style-name="P1"><text:tab/><text:tab/><text:tab/>à vide, un transistor est capable de changer d'état (ouvert/fermé) 10000 fois par secondes environ. Ce procédé est </text:p>
      <text:p text:style-name="P1"><text:tab/><text:tab/><text:tab/>accompli grâce à une impulsion électrique qui change la charge électrique du matériel laissant passer ou non le <text:tab/><text:tab/><text:tab/>courant. On appelle ce type de matériel un semi-conducteur. Les transistors sont aussi des composants beaucoup plus <text:tab/><text:tab/><text:tab/>petits, solides et moins coûteux que les tubes à vide. L'IBM 608 (1957) est le premier ordinnateur complètement <text:tab/><text:tab/><text:tab/>transistorisé de l'histoire. Petit en taille comparé à ses prédecesseurs, il était capable de faire 4500 additions (80 <text:tab/><text:tab/><text:tab/>multiplications) par seconde. Le matériel le plus utilisé pour fabriquer des transistors est le Silicium, d'où le nom <text:tab/><text:tab/><text:tab/>"Silicon Valley" porté par la region où la majorité de ces développements technologiques ont été fa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0:36.586144805</meta:creation-date>
    <dc:date>2021-03-21T20:01:36.690852072</dc:date>
    <meta:editing-duration>PT11M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797" meta:character-count="5645" meta:non-whitespace-character-count="4697"/>
  </office:meta>
</office:document-meta>
</file>